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资源车厢、餐厅车厢、娱乐车厢、清洁车厢、洗浴车厢、客厢。</text:p>
          </table:table-cell>
        </table:table-row>
      </table:table>
      <table:table table:name="基础车厢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3" table:number-rows-spanned="1">
            <text:p>功能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1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3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11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 table:style-name="ce11"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4" table:number-rows-spanned="1">
            <text:p>供给与消耗</text:p>
          </table:table-cell>
          <table:covered-table-cell table:style-name="ce2"/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4" table:number-rows-spanned="1">
            <text:p>功能</text:p>
          </table:table-cell>
          <table:covered-table-cell table:style-name="ce2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资源车厢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车厢组合" table:style-name="ta1"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前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5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*需要动力和补给升级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中期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 table:number-columns-spanned="1" table:number-rows-spanned="5">
            <text:p>后期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13:10:53.849904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7T13:14:13.494325900</dc:date>
    <meta:editing-duration>PT5H11M3S</meta:editing-duration>
    <meta:editing-cycles>161</meta:editing-cycles>
    <meta:generator>LibreOffice/25.2.0.3$Windows_X86_64 LibreOffice_project/e1cf4a87eb02d755bce1a01209907ea5ddc8f069</meta:generator>
    <meta:document-statistic meta:table-count="6" meta:cell-count="191" meta:object-count="0"/>
  </office:meta>
</office:document-meta>
</file>